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52cm" fo:margin-left="0.635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83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49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7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5" style:family="paragraph" style:parent-style-name="Title">
      <style:paragraph-properties fo:margin-top="0.212cm" fo:margin-bottom="0cm" fo:text-align="end" style:justify-single-word="false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0" style:family="paragraph" style:parent-style-name="Title">
      <style:paragraph-properties fo:break-before="page"/>
      <style:text-properties fo:language="pt" fo:country="BR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2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27" style:family="paragraph" style:parent-style-name="Standard">
      <style:text-properties fo:language="en" fo:country="US" style:language-asian="en" style:country-asian="US"/>
    </style:style>
    <style:style style:name="P28" style:family="paragraph" style:parent-style-name="Standard">
      <style:text-properties fo:language="zxx" fo:country="none" style:language-asian="en" style:country-asian="US"/>
    </style:style>
    <style:style style:name="P29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Text_20_body">
      <style:paragraph-properties fo:margin-left="0.635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2" style:family="paragraph" style:parent-style-name="Standard">
      <style:paragraph-properties fo:margin-left="0.84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ext_20_body">
      <style:paragraph-properties fo:margin-left="0.847cm" fo:margin-right="0cm" fo:text-indent="0cm" style:auto-text-indent="false"/>
      <style:text-properties style:font-name="Arial" fo:font-size="10pt" style:font-size-asian="10pt" style:font-name-complex="Arial"/>
    </style:style>
    <style:style style:name="P34" style:family="paragraph" style:parent-style-name="Text_20_body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RUP_20_Instruções">
      <style:paragraph-properties fo:margin-left="1.693cm" fo:margin-right="0cm" fo:margin-top="0cm" fo:margin-bottom="0cm" fo:text-indent="0cm" style:auto-text-indent="false"/>
      <style:text-properties fo:color="#008000" fo:font-size="10pt" style:font-size-asian="10pt"/>
    </style:style>
    <style:style style:name="P39" style:family="paragraph" style:parent-style-name="Corpo_20_de_20_texto_20_2">
      <style:paragraph-properties fo:margin-left="1.693cm" fo:margin-right="0cm" fo:margin-top="0cm" fo:margin-bottom="0cm" fo:line-height="100%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1.693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Contents_20_3">
      <style:paragraph-properties>
        <style:tab-stops>
          <style:tab-stop style:position="1.482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0.847cm"/>
          <style:tab-stop style:position="16.069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style:snap-to-layout-gri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Text_20_body">
      <style:paragraph-properties fo:margin-left="1.69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56" style:family="paragraph" style:parent-style-name="Text_20_body">
      <style:paragraph-properties fo:margin-left="1.6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57" style:family="paragraph" style:parent-style-name="Text_20_body">
      <style:paragraph-properties fo:margin-left="0.85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58" style:family="paragraph" style:parent-style-name="Text_20_body">
      <style:paragraph-properties fo:margin-top="0cm" fo:margin-bottom="0cm"/>
      <style:text-properties fo:language="pt" fo:country="BR"/>
    </style:style>
    <style:style style:name="P59" style:family="paragraph" style:parent-style-name="Heading_20_1" style:list-style-name="WW8Num25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25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61" style:family="paragraph" style:parent-style-name="Heading_20_1" style:list-style-name="WW8Num25">
      <style:paragraph-properties fo:margin-left="1.27cm" fo:margin-right="0cm" fo:margin-top="0cm" fo:margin-bottom="0.106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Heading_20_1" style:list-style-name="WW8Num25">
      <style:paragraph-properties fo:margin-left="1.27cm" fo:margin-right="0cm" fo:margin-top="0cm" fo:margin-bottom="0.106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3" style:family="paragraph" style:parent-style-name="Heading_20_6">
      <style:paragraph-properties fo:margin-left="1.693cm" fo:margin-right="0cm" fo:margin-top="0cm" fo:margin-bottom="0cm" fo:text-indent="0cm" style:auto-text-indent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5" style:family="paragraph" style:parent-style-name="Heading_20_3" style:list-style-name="WW8Num25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Heading_20_3" style:list-style-name="WW8Num25">
      <style:paragraph-properties fo:margin-left="1.259cm" fo:margin-right="0cm" fo:margin-top="0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3" style:list-style-name="WW8Num25">
      <style:paragraph-properties fo:margin-left="1.259cm" fo:margin-right="0cm" fo:margin-top="0cm" fo:margin-bottom="0.106cm" fo:text-indent="-0.63cm" style:auto-text-indent="false" fo:break-before="pag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Com_20_marcadores">
      <style:paragraph-properties fo:line-height="150%"/>
    </style:style>
    <style:style style:name="P69" style:family="paragraph" style:parent-style-name="Com_20_marcadores">
      <style:paragraph-properties fo:line-height="150%">
        <style:tab-stops>
          <style:tab-stop style:position="1.482cm"/>
          <style:tab-stop style:position="2.117cm"/>
        </style:tab-stops>
      </style:paragraph-properties>
    </style:style>
    <style:style style:name="P70" style:family="paragraph" style:parent-style-name="Com_20_marcadores">
      <style:paragraph-properties fo:margin-left="1.48cm" fo:margin-right="0cm" fo:text-indent="0cm" style:auto-text-indent="false"/>
    </style:style>
    <style:style style:name="P71" style:family="paragraph" style:parent-style-name="Com_20_marcadores">
      <style:paragraph-properties fo:margin-left="1.48cm" fo:margin-right="0cm" fo:line-height="150%" fo:text-indent="0.637cm" style:auto-text-indent="false">
        <style:tab-stops>
          <style:tab-stop style:position="1.482cm"/>
          <style:tab-stop style:position="2.117cm"/>
        </style:tab-stops>
      </style:paragraph-properties>
    </style:style>
    <style:style style:name="P7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8000" fo:font-size="10pt" fo:language="pt" fo:country="BR" style:font-size-asian="10pt"/>
    </style:style>
    <style:style style:name="T9" style:family="text">
      <style:text-properties fo:color="#008000" fo:font-size="10pt" fo:language="pt" fo:country="BR" style:font-size-asian="10pt" style:language-asian="zxx" style:country-asian="none"/>
    </style:style>
    <style:style style:name="T10" style:family="text">
      <style:text-properties fo:color="#008000" fo:font-size="10pt" fo:language="pt" fo:country="BR" fo:font-weight="normal" style:font-size-asian="10pt" style:font-weight-asian="normal"/>
    </style:style>
    <style:style style:name="T11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fo:language="pt" fo:country="BR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style:font-size-asian="10pt" style:font-name-complex="Arial" style:font-size-complex="10pt"/>
    </style:style>
    <style:style style:name="T17" style:family="text">
      <style:text-properties style:font-name="Arial" fo:font-size="10pt" style:font-size-asian="10pt" style:font-name-complex="Arial" style:font-size-complex="10pt" style:font-style-complex="italic"/>
    </style:style>
    <style:style style:name="T18" style:family="text">
      <style:text-properties fo:color="#000000" style:font-name="Wingdings" fo:font-size="10pt" style:font-size-asian="10pt"/>
    </style:style>
    <style:style style:name="T19" style:family="text">
      <style:text-properties fo:color="#000000" style:font-name="Arial" fo:font-size="10pt" style:font-size-asian="10pt" style:font-name-complex="Arial"/>
    </style:style>
    <style:style style:name="T2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1" style:family="text">
      <style:text-properties fo:font-size="12pt"/>
    </style:style>
    <style:style style:name="T22" style:family="text">
      <style:text-properties style:font-size-asian="12pt"/>
    </style:style>
    <style:style style:name="T23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10"/>
      <text:p text:style-name="P10"/>
      <text:p text:style-name="P10"/>
      <text:p text:style-name="P23"/>
      <text:p text:style-name="P11">Relatório de Avaliação do Projeto</text:p>
      <text:p text:style-name="P18"/>
      <text:p text:style-name="P24"/>
      <text:p text:style-name="P24"/>
      <text:p text:style-name="P24"/>
      <text:p text:style-name="P24"/>
      <text:p text:style-name="P11">Sistema de Cadastro e Controle para Consultório Odontológico (OpenOdonto) - Versão 1.0</text:p>
      <text:p text:style-name="P16">OpenOdonto - Release 1.0</text:p>
      <text:p text:style-name="P24"/>
      <text:p text:style-name="P24"/>
      <text:p text:style-name="P24"/>
      <text:p text:style-name="P24"/>
      <text:p text:style-name="P24"/>
      <text:p text:style-name="P15"><text:span text:style-name="T4">Versão do Documento:</text:span><text:span text:style-name="T5"> 1.0</text:span></text:p>
      <text:p text:style-name="P24"/>
      <text:p text:style-name="P24"/>
      <text:p text:style-name="P24"/>
      <text:p text:style-name="P17"/>
      <text:p text:style-name="P12"/>
      <text:section text:style-name="Sect1" text:name="Seção1">
        <text:p text:style-name="Standard"/>
      </text:section>
      <text:section text:style-name="Sect2" text:name="Seção2">
        <text:p text:style-name="P25"/>
        <text:p text:style-name="P21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string">
              <text:p text:style-name="P46">03/10/2010</text:p>
            </table:table-cell>
            <table:table-cell table:style-name="Tabela1.A2" office:value-type="string">
              <text:p text:style-name="P46">1.0</text:p>
            </table:table-cell>
            <table:table-cell table:style-name="Tabela1.A2" office:value-type="string">
              <text:p text:style-name="P48">Descrição da atividade realizada no documento.</text:p>
            </table:table-cell>
            <table:table-cell table:style-name="Tabela1.D2" office:value-type="string">
              <text:p text:style-name="P46">Amanda Barbosa Silva</text:p>
            </table:table-cell>
          </table:table-row>
        </table:table>
        <text:p text:style-name="Standard"/>
        <text:p text:style-name="Standard"/>
        <text:p text:style-name="P19">Sumário</text:p>
        <text:p text:style-name="P27"/>
        <text:p text:style-name="P27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069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3"><text:a xlink:type="simple" xlink:href="#1.Introdução|outline">1.Introdução<text:tab/>4</text:a></text:p>
            <text:p text:style-name="P42"><text:a xlink:type="simple" xlink:href="#1.1.1.Propósito|outline">1.1.1Propósito<text:tab/>4</text:a></text:p>
            <text:p text:style-name="P42"><text:a xlink:type="simple" xlink:href="#1.1.2.Escopo|outline">1.1.2Escopo<text:tab/>4</text:a></text:p>
            <text:p text:style-name="P42"><text:a xlink:type="simple" xlink:href="#1.1.3.Definições e Acronismos|outline">1.1.3Definições e Acronismos<text:tab/>4</text:a></text:p>
            <text:p text:style-name="P42"><text:a xlink:type="simple" xlink:href="#1.1.4.Suposições|outline">1.1.4Suposições<text:tab/>4</text:a></text:p>
            <text:p text:style-name="P42"><text:a xlink:type="simple" xlink:href="#1.1.5.Dependências|outline">1.1.5Dependências<text:tab/>4</text:a></text:p>
            <text:p text:style-name="P42"><text:a xlink:type="simple" xlink:href="#1.1.6.Documentos Relacionados|outline">1.1.6Documentos Relacionados<text:tab/>6</text:a></text:p>
            <text:p text:style-name="P43"><text:a xlink:type="simple" xlink:href="#2.Resumo da Tarefa|outline">2.Resumo da Tarefa<text:tab/>6</text:a></text:p>
            <text:p text:style-name="P43"><text:a xlink:type="simple" xlink:href="#3.Realização da Tarefa|outline">3.Realização da Tarefa<text:tab/>6</text:a></text:p>
            <text:p text:style-name="P43"><text:a xlink:type="simple" xlink:href="#4.Avaliação da Qualidade|outline">4.Avaliação da Qualidade<text:tab/>6</text:a></text:p>
            <text:p text:style-name="P43"><text:a xlink:type="simple" xlink:href="#5.Atuação da Equipe|outline">5.Atuação da Equipe<text:tab/>7</text:a></text:p>
            <text:p text:style-name="P43"><text:a xlink:type="simple" xlink:href="#6.Satisfação do Cliente|outline">6.Satisfação do Cliente<text:tab/>7</text:a></text:p>
            <text:p text:style-name="P43"><text:a xlink:type="simple" xlink:href="#7.Lições Aprendidas|outline">7.Lições Aprendidas<text:tab/>7</text:a></text:p>
            <text:p text:style-name="P43"><text:a xlink:type="simple" xlink:href="#8.Assinaturas|outline">8.Assinaturas<text:tab/>8</text:a></text:p>
          </text:index-body>
        </text:table-of-content>
        <text:p text:style-name="P20">Relatório de Avaliação do Projeto</text:p>
        <text:p text:style-name="P28"/>
        <text:list xml:id="list42178605" text:style-name="WW8Num25">
          <text:list-item>
            <text:h text:style-name="P60" text:outline-level="1">Introdução</text:h>
            <text:list>
              <text:list-item>
                <text:list>
                  <text:list-item>
                    <text:h text:style-name="P65" text:outline-level="3">Propósito</text:h>
                  </text:list-item>
                </text:list>
              </text:list-item>
            </text:list>
          </text:list-item>
        </text:list>
        <text:p text:style-name="Standard"/>
        <text:p text:style-name="P41">Insira uma breve descrição do propósito deste documento. Descreva o planejamento da audiência.</text:p>
        <text:h text:style-name="P63" text:outline-level="6">Exemplo:</text:h>
        <text:p text:style-name="Standard"/>
        <text:p text:style-name="P39"><text:span text:style-name="T16">[Este documento registra a visão da equipe do cliente e da CTIS-ANCINE de todas as atribuições. Ele é planejado </text:span><text:span text:style-name="T15">apenas para uso interno da CTIS</text:span><text:span text:style-name="T16">. Se uma cópia for fornecida ao cliente então seu conteúdo deve ser revisado com &lt;nomes individuais ou do grupo&gt; para aprovação antes da liberação.]</text:span></text:p>
        <text:p text:style-name="P29"/>
        <text:list xml:id="list42287788" text:continue-numbering="true" text:style-name="WW8Num25">
          <text:list-item>
            <text:list>
              <text:list-item>
                <text:list>
                  <text:list-item>
                    <text:h text:style-name="P65" text:outline-level="3">Escopo</text:h>
                  </text:list-item>
                </text:list>
              </text:list-item>
            </text:list>
          </text:list-item>
        </text:list>
        <text:p text:style-name="P29"/>
        <text:p text:style-name="P41">Qual o escopo da avaliação? Qual o pessoal do cliente que participou da avaliação? Que aspectos importantes da atribuição foram revisados e quais foram aceitos sem discussão?</text:p>
        <text:p text:style-name="P55"/>
        <text:list xml:id="list42300626" text:continue-numbering="true" text:style-name="WW8Num25">
          <text:list-item>
            <text:list>
              <text:list-item>
                <text:list>
                  <text:list-item>
                    <text:h text:style-name="P65" text:outline-level="3">Definições e Acronismos</text:h>
                  </text:list-item>
                </text:list>
              </text:list-item>
            </text:list>
          </text:list-item>
        </text:list>
        <text:p text:style-name="Standard"/>
        <text:p text:style-name="P55">Insira a lista de definições e acronismos usada na preparação deste documento.</text:p>
        <text:p text:style-name="P55"/>
        <text:p text:style-name="P55"/>
        <text:list xml:id="list42299582" text:continue-numbering="true" text:style-name="WW8Num25">
          <text:list-item>
            <text:list>
              <text:list-item>
                <text:list>
                  <text:list-item>
                    <text:h text:style-name="P66" text:outline-level="3">Suposições</text:h>
                  </text:list-item>
                </text:list>
              </text:list-item>
            </text:list>
          </text:list-item>
        </text:list>
        <text:p text:style-name="P30"/>
        <text:p text:style-name="P40">Que suposições foram feitas na produção deste documento?</text:p>
        <text:p text:style-name="P55"/>
        <text:list xml:id="list42278544" text:continue-numbering="true" text:style-name="WW8Num25">
          <text:list-item>
            <text:list>
              <text:list-item>
                <text:list>
                  <text:list-item>
                    <text:h text:style-name="P66" text:outline-level="3">Dependências</text:h>
                  </text:list-item>
                </text:list>
              </text:list-item>
            </text:list>
          </text:list-item>
        </text:list>
        <text:p text:style-name="P30"/>
        <text:p text:style-name="P40">Estabeleça qualquer dependência com outros documentos, sistemas, aplicações, pessoas, etc.</text:p>
        <text:p text:style-name="P55"/>
        <text:list xml:id="list42296907" text:continue-numbering="true" text:style-name="WW8Num25">
          <text:list-item>
            <text:list>
              <text:list-item>
                <text:list>
                  <text:list-item>
                    <text:h text:style-name="P67" text:outline-level="3">Documentos Relacionados</text:h>
                  </text:list-item>
                </text:list>
              </text:list-item>
            </text:list>
          </text:list-item>
        </text:list>
        <text:p text:style-name="P30"/>
        <text:p text:style-name="P41">Listar quaisquer outros documentos ou produtos que tenham sido especificados. De uma identificação clara dos documentos ou produtos e versões.</text:p>
        <text:p text:style-name="P56"/>
        <text:list xml:id="list42285492" text:continue-numbering="true" text:style-name="WW8Num25">
          <text:list-item>
            <text:h text:style-name="P61" text:outline-level="1">Resumo da Tarefa</text:h>
          </text:list-item>
        </text:list>
        <text:p text:style-name="P38"/>
        <text:p text:style-name="P34">Provê uma descrição sumária da tarefa.</text:p>
        <text:p text:style-name="P56"/>
        <text:list xml:id="list42280218" text:continue-numbering="true" text:style-name="WW8Num25">
          <text:list-item>
            <text:h text:style-name="P61" text:outline-level="1">Realização da Tarefa</text:h>
          </text:list-item>
        </text:list>
        <text:p text:style-name="P38"/>
        <text:p text:style-name="P34">Resuma a realização da tarefa incluindo: </text:p>
        <text:list xml:id="list42181572" text:style-name="WW8Num1">
          <text:list-item>
            <text:p text:style-name="Com_20_marcadores">Estimativa de homens dia x homens dia realizado.</text:p>
          </text:list-item>
          <text:list-item>
            <text:p text:style-name="Com_20_marcadores">Como as estimativas foram derivadas.</text:p>
          </text:list-item>
          <text:list-item>
            <text:p text:style-name="Com_20_marcadores">Resuma os aspectos financeiros da tarefa.</text:p>
          </text:list-item>
          <text:list-item>
            <text:p text:style-name="Com_20_marcadores">O que foi faturado?</text:p>
          </text:list-item>
          <text:list-item>
            <text:p text:style-name="Com_20_marcadores">A que taxas?</text:p>
          </text:list-item>
          <text:list-item>
            <text:p text:style-name="Com_20_marcadores">Quais são os custos das taxas individualmente usadas?</text:p>
          </text:list-item>
          <text:list-item>
            <text:p text:style-name="Com_20_marcadores">Quais foram às vantagens?</text:p>
            <text:p text:style-name="P70"/>
          </text:list-item>
        </text:list>
        <text:p text:style-name="P35">Se esta versão for para distribuição aos clientes, só cobra o faturado. Os outros detalhes são para uso interno somente.</text:p>
        <text:p text:style-name="P34">Os critérios de aceitação técnica foram alcançados? Senão, por quê?</text:p>
        <text:p text:style-name="P33"/>
        <text:list xml:id="list42287544" text:continue-list="list42280218" text:style-name="WW8Num25">
          <text:list-item>
            <text:h text:style-name="P59" text:outline-level="1">Avaliação da Qualidade</text:h>
          </text:list-item>
        </text:list>
        <text:p text:style-name="P38"/>
        <text:p text:style-name="P34">Estabeleça a avaliação da qualidade do cliente dos produtos. </text:p>
        <text:p text:style-name="P57"/>
        <text:list xml:id="list42295394" text:continue-numbering="true" text:style-name="WW8Num25">
          <text:list-item>
            <text:h text:style-name="P62" text:outline-level="1">Atuação da Equipe</text:h>
          </text:list-item>
        </text:list>
        <text:p text:style-name="P38"/>
        <text:p text:style-name="P31"><text:s/>Faça uma avaliação da atuação do pessoal da STI-Ancine envolvido.</text:p>
        <text:list xml:id="list42284048" text:continue-list="list42181572" text:style-name="WW8Num1">
          <text:list-item>
            <text:p text:style-name="P69">Qual a visão geral da atuação da equipe?</text:p>
          </text:list-item>
          <text:list-item>
            <text:p text:style-name="P69">A atuação individual de qualquer um merece reconhecimento?</text:p>
          </text:list-item>
          <text:list-item>
            <text:p text:style-name="P69">Existe alguma área p/melhoria, por exemplo, relacionado com o cliente, atitudes do </text:p>
            <text:p text:style-name="P71">pessoal ou atuação?</text:p>
          </text:list-item>
        </text:list>
        <text:p text:style-name="P57"/>
        <text:p text:style-name="P34">Inclua a visão do cliente quando avaliado.</text:p>
        <text:p text:style-name="P34"/>
        <text:list xml:id="list42287732" text:continue-list="list42295394" text:style-name="WW8Num25">
          <text:list-item>
            <text:h text:style-name="P61" text:outline-level="1">Satisfação do Cliente</text:h>
          </text:list-item>
        </text:list>
        <text:p text:style-name="P58"/>
        <text:p text:style-name="P35">Resuma a satisfação do cliente. Inclua qualquer comunicação do cliente expressando apreciação. O cliente concordará em ser um local de referência? (citado como) Que outras oportunidades foram identificadas, por exemplo, futuras ampliações, modificações adiadas, ou outros projetos?</text:p>
        <text:p text:style-name="P34">Avalie de forma geral o cliente.</text:p>
        <text:list xml:id="list42299821" text:continue-list="list42284048" text:style-name="WW8Num1">
          <text:list-item>
            <text:p text:style-name="P68">Eles cumpriram suas responsabilidades a tempo? Com qual qualidade?</text:p>
          </text:list-item>
          <text:list-item>
            <text:p text:style-name="P68">Eles foram fáceis de se trabalhar?</text:p>
          </text:list-item>
          <text:list-item>
            <text:p text:style-name="P68">Onde estão nossos níveis de contato?</text:p>
          </text:list-item>
          <text:list-item>
            <text:p text:style-name="P68">Nós temos algum resultado?</text:p>
          </text:list-item>
        </text:list>
        <text:p text:style-name="P34"/>
        <text:list xml:id="list42283201" text:continue-list="list42287732" text:style-name="WW8Num25">
          <text:list-item>
            <text:h text:style-name="P61" text:outline-level="1">Lições Aprendidas</text:h>
          </text:list-item>
        </text:list>
        <text:p text:style-name="P58"/>
        <text:p text:style-name="P32">Provê detalhes de quaisquer lições aprendidas. Inclua áreas como qualidade dos produtos, resultados financeiros, metodologia, controle de projeto, resultados técnicos etc. como apropriado. Provê recomendações para futuras tarefas similares.</text:p>
        <text:list xml:id="list42285438" text:continue-numbering="true" text:style-name="WW8Num25">
          <text:list-item>
            <text:h text:style-name="P62" text:outline-level="1">Assinaturas</text:h>
          </text:list-item>
        </text:list>
        <text:p text:style-name="Standard"/>
        <text:p text:style-name="P22"><text:span text:style-name="T6">Os abaixo assinados estão de acordo com o conteúdo do documento “</text:span><text:span text:style-name="T7">Relatório de Avaliação do Projeto</text:span><text:span text:style-name="T6">”, do Sistema &lt;</text:span><text:span text:style-name="T9">Nome do Sistema</text:span><text:span text:style-name="T6">&gt;, versão </text:span><text:span text:style-name="T9">9.9</text:span><text:span text:style-name="T20">,</text:span><text:span text:style-name="T9"> Módulo </text:span><text:span text:style-name="T6">&lt;</text:span><text:span text:style-name="T9">Nome do Módulo – apenas se o Sistema estiver repartido em Módulos</text:span><text:span text:style-name="T6">&gt;, release </text:span><text:span text:style-name="T9">9.9</text:span><text:span text:style-name="T20"> &lt;Nº. da versão do módulo&gt;</text:span><text:span text:style-name="T6">.</text:span></text:p>
        <text:p text:style-name="Standard"/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2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2.2">
            <table:table-cell table:style-name="Tabela2.A1" office:value-type="string">
              <text:p text:style-name="P54">Nome Completo</text:p>
              <text:p text:style-name="P47">Cargo</text:p>
              <text:p text:style-name="P47">Sigla da Superintendência</text:p>
            </table:table-cell>
            <table:table-cell table:style-name="Tabela2.A1" office:value-type="string">
              <text:p text:style-name="P54">Nome Completo</text:p>
              <text:p text:style-name="P47">Cargo</text:p>
              <text:p text:style-name="P47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3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3.2">
            <table:table-cell table:style-name="Tabela3.A1" office:value-type="string">
              <text:p text:style-name="P54">Nome Completo</text:p>
              <text:p text:style-name="P47">Cargo</text:p>
              <text:p text:style-name="P47">Sigla da Superintendência</text:p>
            </table:table-cell>
            <table:table-cell table:style-name="Tabela3.A1" office:value-type="string">
              <text:p text:style-name="P54">Nome Completo</text:p>
              <text:p text:style-name="P47">Cargo</text:p>
              <text:p text:style-name="P47">Sigla da Superintendência</text:p>
            </table:table-cell>
          </table:table-row>
        </table:table>
        <text:p text:style-name="Standard"/>
        <text:p text:style-name="P37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069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087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2.752cm" fo:margin-right="0cm" fo:text-indent="-0.635cm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85cm" fo:margin-right="0cm" fo:text-indent="0.63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77cm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468cm" fo:margin-left="-0.191cm" table:align="left" style:writing-mode="lr-tb"/>
    </style:style>
    <style:style style:name="Tabela4.A" style:family="table-column">
      <style:table-column-properties style:column-width="8.23cm"/>
    </style:style>
    <style:style style:name="Tabela4.B" style:family="table-column">
      <style:table-column-properties style:column-width="8.23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1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Rel. de Avaliação do Projeto</text:span><text:span text:style-name="Page_20_Number"><text:span text:style-name="MT3"><text:tab/></text:span></text:span><text:span text:style-name="Page_20_Number"><text:span text:style-name="MT2">mds - ra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10:43:31.19</meta:creation-date>
    <meta:editing-cycles>4</meta:editing-cycles>
    <meta:editing-duration>PT00H13M09S</meta:editing-duration>
    <meta:initial-creator>Lena Lúcia de Moraes</meta:initial-creator>
    <meta:generator>OpenOffice.org/3.2$Win32 OpenOffice.org_project/320m18$Build-9502</meta:generator>
    <dc:date>2010-10-03T22:17:48.60</dc:date>
    <dc:creator>Amanda Barbosa Silva</dc:creator>
    <meta:document-statistic meta:table-count="4" meta:image-count="2" meta:object-count="0" meta:page-count="7" meta:paragraph-count="99" meta:word-count="619" meta:character-count="4427"/>
  </office:meta>
</office:document-meta>
</file>